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underover>
              <mo stretchy="false">∫</mo>
              <mi>a</mi>
              <mi>b</mi>
            </munderover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∗</mo>
                <mi mathvariant="italic">dx</mi>
              </mrow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i>f</mi>
              </mrow>
            </mrow>
            <mrow>
              <mrow>
                <mrow>
                  <mo fence="true" stretchy="false">(</mo>
                  <mrow>
                    <mi>b</mi>
                  </mrow>
                  <mo fence="true" stretchy="false">)</mo>
                </mrow>
                <mo stretchy="false">∗</mo>
                <mi mathvariant="italic">dx</mi>
              </mrow>
              <mo stretchy="false">+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i>f</mi>
              </mrow>
            </mrow>
            <mrow>
              <mrow>
                <mrow>
                  <mo fence="true" stretchy="false">(</mo>
                  <mrow>
                    <mrow>
                      <mi>b</mi>
                      <mo stretchy="false">−</mo>
                      <mi mathvariant="italic">dx</mi>
                    </mrow>
                  </mrow>
                  <mo fence="true" stretchy="false">)</mo>
                </mrow>
                <mo stretchy="false">∗</mo>
                <mi mathvariant="italic">dx</mi>
              </mrow>
              <mo stretchy="false">+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i>f</mi>
              </mrow>
            </mrow>
            <mrow>
              <mrow>
                <mrow>
                  <mo fence="true" stretchy="false">(</mo>
                  <mrow>
                    <mrow>
                      <mi>b</mi>
                      <mo stretchy="false">−</mo>
                      <mrow>
                        <mn>2</mn>
                        <mo stretchy="false">∗</mo>
                        <mi mathvariant="italic">dx</mi>
                      </mrow>
                    </mrow>
                  </mrow>
                  <mo fence="true" stretchy="false">)</mo>
                </mrow>
                <mo stretchy="false">∗</mo>
                <mi mathvariant="italic">dx</mi>
              </mrow>
              <mo stretchy="false">+</mo>
              <mn>...</mn>
              <mo stretchy="false">+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i>f</mi>
              </mrow>
            </mrow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row>
                        <mn>2</mn>
                        <mo stretchy="false">∗</mo>
                        <mi mathvariant="italic">dx</mi>
                      </mrow>
                    </mrow>
                  </mrow>
                  <mo fence="true" stretchy="false">)</mo>
                </mrow>
                <mo stretchy="false">∗</mo>
                <mi mathvariant="italic">dx</mi>
              </mrow>
              <mo stretchy="false">+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i>f</mi>
              </mrow>
            </mrow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 mathvariant="italic">dx</mi>
                    </mrow>
                  </mrow>
                  <mo fence="true" stretchy="false">)</mo>
                </mrow>
                <mo stretchy="false">∗</mo>
                <mi mathvariant="italic">dx</mi>
              </mrow>
              <mo stretchy="false">+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i>f</mi>
              </mrow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row>
                  <munder>
                    <mi>lim</mi>
                    <mrow>
                      <mi mathvariant="italic">dx</mi>
                      <mo stretchy="false">→</mo>
                      <mn>0</mn>
                    </mrow>
                  </munder>
                  <mfrac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b</mi>
                              <mo stretchy="false">+</mo>
                              <mi mathvariant="italic">dx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</mrow>
                    <mi mathvariant="italic">dx</mi>
                  </mfrac>
                </mrow>
                <mo stretchy="false">∗</mo>
                <mi mathvariant="italic">dx</mi>
              </mrow>
              <mo stretchy="false">+</mo>
              <mrow>
                <mrow>
                  <munder>
                    <mi>lim</mi>
                    <mrow>
                      <mi mathvariant="italic">dx</mi>
                      <mo stretchy="false">→</mo>
                      <mn>0</mn>
                    </mrow>
                  </munder>
                  <mfrac>
                    <mrow>
                      <mi>F</mi>
                      <mrow>
                        <mrow>
                          <mo fence="true" stretchy="false">(</mo>
                          <mrow>
                            <mi>b</mi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i mathvariant="italic">dx</mi>
                          </mrow>
                        </mrow>
                        <mo fence="true" stretchy="false">)</mo>
                      </mrow>
                    </mrow>
                    <mi mathvariant="italic">dx</mi>
                  </mfrac>
                </mrow>
                <mo stretchy="false">∗</mo>
                <mi mathvariant="italic">dx</mi>
              </mrow>
              <mo stretchy="false">+</mo>
              <mrow>
                <mrow>
                  <munder>
                    <mi>lim</mi>
                    <mrow>
                      <mi mathvariant="italic">dx</mi>
                      <mo stretchy="false">→</mo>
                      <mn>0</mn>
                    </mrow>
                  </munder>
                  <mfrac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b</mi>
                              <mo stretchy="false">−</mo>
                              <mi mathvariant="italic">dx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row>
                              <mn>2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</mrow>
                    <mi mathvariant="italic">dx</mi>
                  </mfrac>
                </mrow>
                <mo stretchy="false">∗</mo>
                <mi mathvariant="italic">dx</mi>
              </mrow>
            </mrow>
          </mrow>
        </mtd>
      </mtr>
      <mtr>
        <mtd>
          <mrow>
            <mrow>
              <mo stretchy="false">+</mo>
              <mn>...</mn>
            </mrow>
            <mo stretchy="false">+</mo>
            <mrow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n>3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i>a</mi>
                          <mo stretchy="false">+</mo>
                          <mrow>
                            <mn>2</mn>
                            <mo stretchy="false">∗</mo>
                            <mi mathvariant="italic">dx</mi>
                          </mrow>
                        </mrow>
                      </mrow>
                      <mo fence="true" stretchy="false">)</mo>
                    </mrow>
                  </mrow>
                  <mi mathvariant="italic">dx</mi>
                </mfrac>
              </mrow>
              <mo stretchy="false">∗</mo>
              <mi mathvariant="italic">dx</mi>
            </mrow>
            <mo stretchy="false">+</mo>
            <mrow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n>2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i>a</mi>
                          <mo stretchy="false">+</mo>
                          <mi mathvariant="italic">dx</mi>
                        </mrow>
                      </mrow>
                      <mo fence="true" stretchy="false">)</mo>
                    </mrow>
                  </mrow>
                  <mi mathvariant="italic">dx</mi>
                </mfrac>
              </mrow>
              <mo stretchy="false">∗</mo>
              <mi mathvariant="italic">dx</mi>
            </mrow>
            <mo stretchy="false">+</mo>
            <mrow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</mrow>
                  <mi mathvariant="italic">dx</mi>
                </mfrac>
              </mrow>
              <mo stretchy="false">∗</mo>
              <mi mathvariant="italic">dx</mi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b</mi>
                              <mo stretchy="false">+</mo>
                              <mi mathvariant="italic">dx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+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b</mi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i mathvariant="italic">dx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+</mo>
              <mrow>
                <munder>
                  <mi>lim</mi>
                  <mrow>
                    <mi mathvariant="italic">dx</mi>
                    <mo stretchy="false">→</mo>
                    <mn>0</mn>
                  </mrow>
                </munder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b</mi>
                              <mo stretchy="false">−</mo>
                              <mi mathvariant="italic">dx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row>
                              <mn>2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o stretchy="false">+</mo>
              <mn>...</mn>
            </mrow>
            <mo stretchy="false">+</mo>
            <mrow>
              <munder>
                <mi>lim</mi>
                <mrow>
                  <mi mathvariant="italic">dx</mi>
                  <mo stretchy="false">→</mo>
                  <mn>0</mn>
                </mrow>
              </munder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n>3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i>a</mi>
                          <mo stretchy="false">+</mo>
                          <mrow>
                            <mn>2</mn>
                            <mo stretchy="false">∗</mo>
                            <mi mathvariant="italic">dx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+</mo>
            <mrow>
              <munder>
                <mi>lim</mi>
                <mrow>
                  <mi mathvariant="italic">dx</mi>
                  <mo stretchy="false">→</mo>
                  <mn>0</mn>
                </mrow>
              </munder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n>2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row>
                          <mi>a</mi>
                          <mo stretchy="false">+</mo>
                          <mi mathvariant="italic">d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+</mo>
            <mrow>
              <munder>
                <mi>lim</mi>
                <mrow>
                  <mi mathvariant="italic">dx</mi>
                  <mo stretchy="false">→</mo>
                  <mn>0</mn>
                </mrow>
              </munder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 mathvariant="italic">dx</mi>
                  <mo stretchy="false">→</mo>
                  <mn>0</mn>
                </mrow>
              </munder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row>
                            <mi>b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row>
                        <mo fence="true" stretchy="false">(</mo>
                        <mrow>
                          <mi>b</mi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i mathvariant="italic">dx</mi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row>
                              <mn>2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  <mo stretchy="false">+</mo>
                      <mn>...</mn>
                      <mo stretchy="false">+</mo>
                      <mi>F</mi>
                    </mrow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n>3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n>2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n>2</mn>
                              <mo stretchy="false">∗</mo>
                              <mi mathvariant="italic">dx</mi>
                            </mrow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+</mo>
                      <mi>F</mi>
                    </mrow>
                    <mrow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under>
                <mi>lim</mi>
                <mrow>
                  <mi mathvariant="italic">dx</mi>
                  <mo stretchy="false">→</mo>
                  <mn>0</mn>
                </mrow>
              </munder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row>
                            <mi>b</mi>
                            <mo stretchy="false">+</mo>
                            <mi mathvariant="italic">dx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int from a to b{ f(x)*dx }
newline
newline
`=lim from {dx rightarrow 0}f( b )*dx + lim from {dx rightarrow 0}f( b-dx )*dx+lim from {dx rightarrow 0}f( b-2*dx )*dx+...+lim from {dx rightarrow 0}f( a+2*dx )*dx+lim from {dx rightarrow 0}f( a+dx )*dx+lim from {dx rightarrow 0}f( a )*dx
newline
newline
`=lim from {dx rightarrow 0} {{F( b +dx)-F(b)} over dx}*dx + lim from {dx rightarrow 0}{{F( b)-F(b-dx)}over dx}*dx+lim from {dx rightarrow 0}{{F( b-dx)-F(b-2*dx)}over dx}*dx
newline
+...+lim from {dx rightarrow 0}{{F( a+3*dx)-F(a+2*dx)}over dx}*dx+lim from {dx rightarrow 0}{{F( a+2*dx)-F(a+dx)}over dx}*dx+lim from {dx rightarrow 0}{{F( a+dx)-F(a)}over dx}*dx
newline
newline
`=lim from {dx rightarrow 0}(F( b +dx)-F(b)) + lim from {dx rightarrow 0}(F( b)-F(b-dx))+lim from {dx rightarrow 0}(F( b-dx)-F(b-2*dx))
newline
+...+lim from {dx rightarrow 0}(F( a+3*dx)-F(a+2*dx))+lim from {dx rightarrow 0}(F( a+2*dx)-F(a+dx))+lim from {dx rightarrow 0}(F( a+dx)-F(a))
newline
newline
`=lim from {dx rightarrow 0}(F( b +dx)-F(b)+F( b)-F(b-dx)+F( b-dx)-F(b-2*dx)
+...+F( a+3*dx)-F(a+2*dx)+F( a+2*dx)-F(a+dx)+F( a+dx)-F(a))
newline
newline
`=lim from {dx rightarrow 0}(F( b +dx)-F(a))
newline
newline
`=F( b)-F(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9:25:12.333265822</meta:creation-date>
    <dc:date>2016-03-30T19:43:53.369132389</dc:date>
    <meta:editing-duration>PT18M</meta:editing-duration>
    <meta:editing-cycles>4</meta:editing-cycles>
    <meta:generator>LibreOffice/5.0.5.2$Linux_X86_64 LibreOffice_project/00$Build-2</meta:generator>
  </office:meta>
</office:document-meta>
</file>